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651cm"/>
    </style:style>
    <style:style style:name="gr3" style:family="graphic" style:parent-style-name="standard">
      <style:graphic-properties draw:fill="solid" draw:fill-color="#cccccc" draw:textarea-vertical-align="middle"/>
    </style:style>
    <style:style style:name="gr4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Courier New'" style:font-family-generic="modern" style:font-pitch="fixed" fo:font-size="14pt" style:font-size-asian="14pt" style:font-size-complex="14pt"/>
    </style:style>
    <style:style style:name="P5" style:family="paragraph">
      <style:paragraph-properties fo:text-align="center"/>
      <style:text-properties fo:font-family="'Century Schoolbook'" style:font-family-generic="roman" style:font-pitch="variable" fo:font-size="14pt" style:font-size-asian="14pt" style:font-size-complex="14pt"/>
    </style:style>
    <style:style style:name="T1" style:family="text">
      <style:text-properties fo:font-family="'Courier New'" style:font-family-generic="modern" style:font-pitch="fixed" fo:font-size="20pt" style:font-size-asian="20pt" style:font-size-complex="20pt"/>
    </style:style>
    <style:style style:name="T2" style:family="text">
      <style:text-properties fo:font-family="'Courier New'" style:font-family-generic="modern" style:font-pitch="fixed" fo:font-size="14pt" style:font-size-asian="14pt" style:font-size-complex="14pt"/>
    </style:style>
    <style:style style:name="T3" style:family="text">
      <style:text-properties fo:font-family="'Century Schoolbook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032cm" svg:height="2.159cm" svg:x="2.016cm" svg:y="1cm">
          <text:p/>
        </draw:rect>
        <draw:frame draw:style-name="gr2" draw:text-style-name="P2" draw:layer="layout" svg:width="3.302cm" svg:height="1.901cm" svg:x="3.748cm" svg:y="2.27cm">
          <draw:text-box>
            <text:p text:style-name="P1"><text:span text:style-name="T1">float*</text:span></text:p>
          </draw:text-box>
        </draw:frame>
        <draw:frame draw:style-name="gr2" draw:text-style-name="P2" draw:layer="layout" svg:width="2.286cm" svg:height="1.901cm" svg:x="1.916cm" svg:y="3.155cm">
          <draw:text-box>
            <text:p text:style-name="P1"><text:span text:style-name="T1">fPtr</text:span></text:p>
          </draw:text-box>
        </draw:frame>
        <draw:rect draw:style-name="gr3" draw:text-style-name="P1" draw:layer="layout" svg:width="2.032cm" svg:height="2.159cm" svg:x="8.416cm" svg:y="1cm">
          <text:p text:style-name="P1">2.2</text:p>
        </draw:rect>
        <draw:frame draw:style-name="gr2" draw:text-style-name="P2" draw:layer="layout" svg:width="3.302cm" svg:height="1.901cm" svg:x="9.948cm" svg:y="2.27cm">
          <draw:text-box>
            <text:p text:style-name="P1"><text:span text:style-name="T1">float</text:span></text:p>
          </draw:text-box>
        </draw:frame>
        <draw:line draw:style-name="gr4" draw:text-style-name="P1" draw:layer="layout" svg:x1="3.54cm" svg:y1="2.778cm" svg:x2="8.366cm" svg:y2="4.81cm">
          <text:p/>
        </draw:line>
        <draw:frame draw:style-name="gr2" draw:text-style-name="P4" draw:layer="layout" svg:width="2.286cm" svg:height="1.901cm" svg:x="-0.27cm" svg:y="1.326cm">
          <draw:text-box>
            <text:p text:style-name="P3"><text:span text:style-name="T2">(4)</text:span></text:p>
          </draw:text-box>
        </draw:frame>
        <draw:rect draw:style-name="gr3" draw:text-style-name="P1" draw:layer="layout" svg:width="2.032cm" svg:height="2.159cm" svg:x="8.415cm" svg:y="3.9cm">
          <text:p/>
        </draw:rect>
        <draw:frame draw:style-name="gr2" draw:text-style-name="P2" draw:layer="layout" svg:width="3.302cm" svg:height="1.901cm" svg:x="9.947cm" svg:y="5.17cm">
          <draw:text-box>
            <text:p text:style-name="P1"><text:span text:style-name="T1">float</text:span></text:p>
          </draw:text-box>
        </draw:frame>
        <draw:frame draw:style-name="gr5" draw:text-style-name="P5" draw:layer="layout" svg:width="3.556cm" svg:height="0.844cm" svg:x="4.31cm" svg:y="0.873cm">
          <draw:text-box>
            <text:p text:style-name="P5"><text:span text:style-name="T3">Memory leak</text:span></text:p>
          </draw:text-box>
        </draw:frame>
        <draw:line draw:style-name="gr6" draw:text-style-name="P1" draw:layer="layout" svg:x1="7.223cm" svg:y1="1.508cm" svg:x2="8.366cm" svg:y2="2.143cm">
          <text:p/>
        </draw:line>
        <draw:rect draw:style-name="gr1" draw:text-style-name="P1" draw:layer="layout" svg:width="2.032cm" svg:height="2.159cm" svg:x="2.016cm" svg:y="6.5cm">
          <text:p/>
        </draw:rect>
        <draw:frame draw:style-name="gr2" draw:text-style-name="P2" draw:layer="layout" svg:width="3.302cm" svg:height="1.901cm" svg:x="3.748cm" svg:y="7.77cm">
          <draw:text-box>
            <text:p text:style-name="P1"><text:span text:style-name="T1">float*</text:span></text:p>
          </draw:text-box>
        </draw:frame>
        <draw:frame draw:style-name="gr2" draw:text-style-name="P2" draw:layer="layout" svg:width="2.286cm" svg:height="1.901cm" svg:x="1.916cm" svg:y="8.655cm">
          <draw:text-box>
            <text:p text:style-name="P1"><text:span text:style-name="T1">fPtr</text:span></text:p>
          </draw:text-box>
        </draw:frame>
        <draw:rect draw:style-name="gr3" draw:text-style-name="P1" draw:layer="layout" svg:width="2.032cm" svg:height="2.159cm" svg:x="8.416cm" svg:y="6.5cm">
          <text:p text:style-name="P1">2.2</text:p>
        </draw:rect>
        <draw:frame draw:style-name="gr2" draw:text-style-name="P2" draw:layer="layout" svg:width="3.302cm" svg:height="1.901cm" svg:x="9.948cm" svg:y="7.77cm">
          <draw:text-box>
            <text:p text:style-name="P1"><text:span text:style-name="T1">float</text:span></text:p>
          </draw:text-box>
        </draw:frame>
        <draw:line draw:style-name="gr4" draw:text-style-name="P1" draw:layer="layout" svg:x1="3.54cm" svg:y1="8.278cm" svg:x2="8.366cm" svg:y2="10.31cm">
          <text:p/>
        </draw:line>
        <draw:frame draw:style-name="gr2" draw:text-style-name="P4" draw:layer="layout" svg:width="2.286cm" svg:height="1.901cm" svg:x="-0.27cm" svg:y="6.826cm">
          <draw:text-box>
            <text:p text:style-name="P3"><text:span text:style-name="T2">(5)</text:span></text:p>
          </draw:text-box>
        </draw:frame>
        <draw:rect draw:style-name="gr3" draw:text-style-name="P1" draw:layer="layout" svg:width="2.032cm" svg:height="2.159cm" svg:x="8.415cm" svg:y="9.4cm">
          <text:p text:style-name="P1">3.3</text:p>
        </draw:rect>
        <draw:frame draw:style-name="gr2" draw:text-style-name="P2" draw:layer="layout" svg:width="3.302cm" svg:height="1.901cm" svg:x="9.947cm" svg:y="10.67cm">
          <draw:text-box>
            <text:p text:style-name="P1"><text:span text:style-name="T1">float</text:span></text:p>
          </draw:text-box>
        </draw:frame>
        <draw:frame draw:style-name="gr5" draw:text-style-name="P5" draw:layer="layout" svg:width="3.556cm" svg:height="0.844cm" svg:x="4.31cm" svg:y="6.373cm">
          <draw:text-box>
            <text:p text:style-name="P5"><text:span text:style-name="T3">Memory leak</text:span></text:p>
          </draw:text-box>
        </draw:frame>
        <draw:line draw:style-name="gr6" draw:text-style-name="P1" draw:layer="layout" svg:x1="7.223cm" svg:y1="7.008cm" svg:x2="8.366cm" svg:y2="7.6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6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Hansen</meta:initial-creator>
    <meta:creation-date>2013-04-07T14:46:27.04</meta:creation-date>
    <dc:date>2013-04-07T15:48:50.68</dc:date>
    <dc:creator>Jeremy Hansen</dc:creator>
    <meta:editing-duration>PT46M39S</meta:editing-duration>
    <meta:editing-cycles>2</meta:editing-cycles>
    <meta:generator>OpenOffice.org/3.4.1$Win32 OpenOffice.org_project/341m1$Build-9593</meta:generator>
    <meta:document-statistic meta:object-count="22"/>
  </office:meta>
</office:document-meta>
</file>